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327.4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836.9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60"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31">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1.85pt" draw:z-index="4" draw:style-name="gr3" draw:text-style-name="P3" svg:width="39.74pt" svg:height="15.05pt" svg:x="22.08pt" svg:y="19.22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9.04pt" draw:z-index="5" draw:style-name="gr3" draw:text-style-name="P3" svg:width="39.49pt" svg:height="15.05pt" svg:x="64.26pt" svg:y="16.41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4">00/00/0000</text:date>, <text:time style:data-style-name="N2" text:time-value="08:19:49.1251183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9-24T12:33:07.822812552</dc:date>
    <meta:editing-duration>P71DT50M59S</meta:editing-duration>
    <meta:editing-cycles>2943</meta:editing-cycles>
    <meta:generator>LibreOffice/6.0.7.3$Linux_X86_64 LibreOffice_project/00m0$Build-3</meta:generator>
    <meta:document-statistic meta:table-count="2" meta:cell-count="516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